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officeooo:rsid="001fe53a" officeooo:paragraph-rsid="001fe53a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fe53a" officeooo:paragraph-rsid="001fe53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32af7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fe53a" officeooo:paragraph-rsid="001fe53a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fe6e1" officeooo:paragraph-rsid="001fe6e1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3b8530" officeooo:paragraph-rsid="001fe6e1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2pt" officeooo:rsid="001fe53a" officeooo:paragraph-rsid="001fe53a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fe53a" officeooo:paragraph-rsid="00480b2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fe6e1" officeooo:paragraph-rsid="001fe53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officeooo:paragraph-rsid="001fe53a"/>
    </style:style>
    <style:style style:name="P12" style:family="paragraph" style:parent-style-name="Standard">
      <style:paragraph-properties fo:text-align="start" style:justify-single-word="false"/>
      <style:text-properties officeooo:paragraph-rsid="004b7c84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style="normal" officeooo:rsid="0039c61e" officeooo:paragraph-rsid="00480b2c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text-align="start" style:justify-single-word="false" fo:break-before="page"/>
      <style:text-properties fo:font-size="14pt" officeooo:rsid="001fe53a" officeooo:paragraph-rsid="001fe53a" style:font-size-asian="14pt" style:font-size-complex="14pt"/>
    </style:style>
    <style:style style:name="P15" style:family="paragraph" style:parent-style-name="Standard">
      <style:paragraph-properties fo:margin-left="0in" fo:margin-right="0in" fo:text-indent="0.5in" style:auto-text-indent="false" fo:padding-left="0.0555in" fo:padding-right="0.0555in" fo:padding-top="0.0138in" fo:padding-bottom="0.0138in" fo:border="0.51pt solid #000000"/>
      <style:text-properties style:font-name="Arial" fo:font-size="8pt" fo:font-weight="bold" officeooo:rsid="004ecebe" officeooo:paragraph-rsid="005bcfa9" style:font-size-asian="8pt" style:font-weight-asian="bold" style:font-name-complex="Arial" style:font-size-complex="8pt"/>
    </style:style>
    <style:style style:name="P16" style:family="paragraph" style:parent-style-name="Standard">
      <style:paragraph-properties fo:text-align="start" style:justify-single-word="false"/>
      <style:text-properties fo:font-size="12pt" officeooo:rsid="004f9cd7" officeooo:paragraph-rsid="001fe6e1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4f9cd7" officeooo:paragraph-rsid="004f9cd7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4f9cd7" officeooo:paragraph-rsid="0057d8bc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4pt" officeooo:rsid="004f9cd7" officeooo:paragraph-rsid="004f9cd7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officeooo:paragraph-rsid="0057d8bc"/>
    </style:style>
    <style:style style:name="P21" style:family="paragraph" style:parent-style-name="Standard">
      <style:paragraph-properties fo:text-align="start" style:justify-single-word="false"/>
      <style:text-properties officeooo:paragraph-rsid="00480b2c"/>
    </style:style>
    <style:style style:name="P22" style:family="paragraph" style:parent-style-name="Standard">
      <style:text-properties officeooo:paragraph-rsid="005a6573"/>
    </style:style>
    <style:style style:name="P23" style:family="paragraph" style:parent-style-name="Standard">
      <style:text-properties style:font-name="Times New Roman" fo:font-size="12pt" officeooo:paragraph-rsid="005a6573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Arial" fo:font-size="8pt" fo:font-weight="bold" officeooo:rsid="0037b1e2" officeooo:paragraph-rsid="005bcfa9" style:font-size-asian="8pt" style:font-weight-asian="bold" style:font-name-complex="Arial" style:font-size-complex="8pt"/>
    </style:style>
    <style:style style:name="P25" style:family="paragraph" style:parent-style-name="Standard">
      <style:text-properties officeooo:paragraph-rsid="005bcfa9"/>
    </style:style>
    <style:style style:name="T1" style:family="text">
      <style:text-properties officeooo:rsid="001fe53a"/>
    </style:style>
    <style:style style:name="T2" style:family="text">
      <style:text-properties fo:font-size="12pt" officeooo:rsid="001fe53a" style:font-size-asian="10.5pt" style:font-size-complex="12pt"/>
    </style:style>
    <style:style style:name="T3" style:family="text">
      <style:text-properties fo:font-size="12pt" officeooo:rsid="004f9cd7" style:font-size-asian="10.5pt" style:font-size-complex="12pt"/>
    </style:style>
    <style:style style:name="T4" style:family="text">
      <style:text-properties fo:font-size="12pt" officeooo:rsid="001fe6e1" style:font-size-asian="10.5pt" style:font-size-complex="12pt"/>
    </style:style>
    <style:style style:name="T5" style:family="text">
      <style:text-properties fo:font-size="12pt" officeooo:rsid="00533a59" style:font-size-asian="10.5pt" style:font-size-complex="12pt"/>
    </style:style>
    <style:style style:name="T6" style:family="text">
      <style:text-properties fo:font-size="12pt" officeooo:rsid="005414e2" style:font-size-asian="10.5pt" style:font-size-complex="12pt"/>
    </style:style>
    <style:style style:name="T7" style:family="text">
      <style:text-properties fo:font-size="12pt" officeooo:rsid="005bcfa9" style:font-size-asian="10.5pt" style:font-size-complex="12pt"/>
    </style:style>
    <style:style style:name="T8" style:family="text">
      <style:text-properties officeooo:rsid="0025c879"/>
    </style:style>
    <style:style style:name="T9" style:family="text">
      <style:text-properties officeooo:rsid="0032af73"/>
    </style:style>
    <style:style style:name="T10" style:family="text">
      <style:text-properties style:font-name="Times New Roman" fo:font-style="normal" officeooo:rsid="005414e2" style:font-size-asian="12pt" style:font-style-asian="normal" style:font-style-complex="normal"/>
    </style:style>
    <style:style style:name="T11" style:family="text">
      <style:text-properties fo:font-size="14pt" officeooo:rsid="001fe53a" style:font-size-asian="14pt" style:font-size-complex="14pt"/>
    </style:style>
    <style:style style:name="T12" style:family="text">
      <style:text-properties fo:font-size="14pt" officeooo:rsid="001fe6e1" style:font-size-asian="12.25pt" style:font-size-complex="14pt"/>
    </style:style>
    <style:style style:name="T13" style:family="text">
      <style:text-properties officeooo:rsid="004ece4e"/>
    </style:style>
    <style:style style:name="T14" style:family="text">
      <style:text-properties officeooo:rsid="00533a59"/>
    </style:style>
    <style:style style:name="T15" style:family="text">
      <style:text-properties style:font-name="Times New Roman" fo:font-size="12pt" officeooo:rsid="004f9cd7" style:font-size-asian="10.5pt" style:font-size-complex="12pt"/>
    </style:style>
    <style:style style:name="T16" style:family="text">
      <style:text-properties style:font-name="Times New Roman" fo:font-size="12pt" officeooo:rsid="001fe53a" style:font-size-asian="12pt" style:font-size-complex="12pt"/>
    </style:style>
    <style:style style:name="T17" style:family="text">
      <style:text-properties style:font-name="Times New Roman" officeooo:rsid="0057d8bc"/>
    </style:style>
    <style:style style:name="T18" style:family="text">
      <style:text-properties officeooo:rsid="0057d8bc"/>
    </style:style>
    <style:style style:name="T19" style:family="text">
      <style:text-properties officeooo:rsid="005bcfa9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yan Turek</text:p>
      <text:p text:style-name="P2"/>
      <text:p text:style-name="P2">-</text:p>
      <text:p text:style-name="P2"/>
      <text:p text:style-name="P4"><text:span text:style-name="T1">Experiment #</text:span><text:span text:style-name="T14">6</text:span><text:span text:style-name="T1"> – </text:span><text:span text:style-name="T14">Digital Output for</text:span><text:span text:style-name="T13"> the I8086</text:span></text:p>
      <text:p text:style-name="P2">CPE 311 S-001</text:p>
      <text:p text:style-name="P2"/>
      <text:p text:style-name="P2">Lab Partner: Tyler Durham</text:p>
      <text:p text:style-name="P2"/>
      <text:p text:style-name="P2">-</text:p>
      <text:p text:style-name="P2"/>
      <text:p text:style-name="P2">0<text:span text:style-name="T8">9/</text:span><text:span text:style-name="T9">12</text:span>/2013</text:p>
      <text:p text:style-name="P14">Introduction:</text:p>
      <text:p text:style-name="P3"/>
      <text:p text:style-name="P11"><text:span text:style-name="T11"><text:tab/></text:span><text:span text:style-name="T5">The goal of this lab is for students to learn how to perform digital output using the Octagon 6040's input/output ports. The Octagon 6040 contains 24 programmable I/O lines that can be individually programmed to serve as a dig</text:span><text:span text:style-name="T5">ital input or output.</text:span></text:p>
      <text:p text:style-name="P8"/>
      <text:p text:style-name="P5">Exercise 1:</text:p>
      <text:p text:style-name="P5"/>
      <text:p text:style-name="P11"><text:span text:style-name="T2">Experiment:<text:tab/></text:span><text:span text:style-name="T6">The goal of this experiment is to design and build a circuit that connects all 8 outputs of <text:tab/><text:tab/><text:tab/>Port B to separate LEDs.</text:span></text:p>
      <text:p text:style-name="P8"/>
      <text:p text:style-name="Standard"><text:span text:style-name="T2">Results:<text:tab/></text:span></text:p>
      <text:p text:style-name="Standard"><text:span text:style-name="T2"/></text:p>
      <text:p text:style-name="P22"><text:span text:style-name="T2"><text:tab/></text:span><text:span text:style-name="T16">Vdd = 5V</text:span></text:p>
      <text:p text:style-name="P23"><text:tab/>Vled= 1.7</text:p>
      <text:p text:style-name="P23"><text:tab/>Do KVL -&gt;Voltage on the resistor = 3.3V</text:p>
      <text:p text:style-name="P23"><text:span text:style-name="T1"><text:tab/>Use ohm’s law </text:span><text:span text:style-name="T1"><draw:frame draw:style-name="fr1" draw:name="Object1" text:anchor-type="as-char" svg:width="1.7846in" svg:height="0.416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5"/>
      <text:p text:style-name="P5">Exercise 2:</text:p>
      <text:p text:style-name="P5"/>
      <text:p text:style-name="P9">Experiment:<text:tab/><text:span text:style-name="T10">The goal of this experiment is to create a program to configure all 8 lines as outputs and <text:tab/><text:tab/><text:tab/>create an endless loop that continuously turns the LEDs on Port B on and off.</text:span></text:p>
      <text:p text:style-name="P13"/>
      <text:p text:style-name="P21"><text:span text:style-name="T2">Results:<text:tab/></text:span><text:span text:style-name="T7">Using previous experiment results we created a program to configure all 8 lines as <text:tab/><text:tab/><text:tab/>outputs and create an endless loop that continuously turns the LEDs on and off.</text:span></text:p>
      <text:p text:style-name="P21"><text:span text:style-name="T7"><text:tab/><text:tab/>The results of the code are as follows:</text:span></text:p>
      <text:p text:style-name="P21"><text:span text:style-name="T7"/></text:p>
      <text:p text:style-name="P25"/>
      <text:p text:style-name="P15"><text:span text:style-name="T19">Assume cs:code, ds:data, ss:stack</text:span></text:p>
      <text:p text:style-name="P15"><text:span text:style-name="T19"></text:span></text:p>
      <text:p text:style-name="P15"><text:span text:style-name="T19">data segment </text:span></text:p>
      <text:p text:style-name="P15"><text:span text:style-name="T19">; All variables defined within the data segment</text:span></text:p>
      <text:p text:style-name="P15"><text:span text:style-name="T19">message db "Lab 5 Exercise 1$"</text:span></text:p>
      <text:p text:style-name="P15"><text:span text:style-name="T19">var db "w"</text:span></text:p>
      <text:p text:style-name="P15"><text:span text:style-name="T19">data ends</text:span></text:p>
      <text:p text:style-name="P15"><text:span text:style-name="T19"></text:span></text:p>
      <text:p text:style-name="P15"><text:span text:style-name="T19">stack segment <text:s/></text:span></text:p>
      <text:p text:style-name="P15"><text:span text:style-name="T19">;Stack size and the top of the stack defined in the stack segment</text:span></text:p>
      <text:p text:style-name="P15"><text:span text:style-name="T19">dw 100 dup(?)</text:span></text:p>
      <text:p text:style-name="P15"><text:span text:style-name="T19">stacktop:</text:span></text:p>
      <text:p text:style-name="P15"><text:span text:style-name="T19">stack ends</text:span></text:p>
      <text:p text:style-name="P15"><text:span text:style-name="T19"></text:span></text:p>
      <text:p text:style-name="P15"><text:span text:style-name="T19">code segment</text:span></text:p>
      <text:p text:style-name="P15"><text:span text:style-name="T19">begin:<text:tab/></text:span></text:p>
      <text:p text:style-name="P15"><text:span text:style-name="T19"></text:span></text:p>
      <text:p text:style-name="P15"><text:span text:style-name="T19">mov dx, 143h</text:span></text:p>
      <text:p text:style-name="P15"><text:span text:style-name="T19">mov al, 02h</text:span></text:p>
      <text:p text:style-name="P15"><text:span text:style-name="T19">out dx, al</text:span></text:p>
      <text:p text:style-name="P15"><text:span text:style-name="T19"></text:span></text:p>
      <text:p text:style-name="P15"><text:span text:style-name="T19">mov dx, 141h</text:span></text:p>
      <text:p text:style-name="P15"><text:span text:style-name="T19">mov al, 0ffh</text:span></text:p>
      <text:p text:style-name="P15"><text:span text:style-name="T19">out dx, al</text:span></text:p>
      <text:p text:style-name="P15"><text:span text:style-name="T19"></text:span></text:p>
      <text:p text:style-name="P15"><text:span text:style-name="T19">mov dx, 143h</text:span></text:p>
      <text:p text:style-name="P15"><text:span text:style-name="T19">mov al, 03h</text:span></text:p>
      <text:p text:style-name="P15"><text:soft-page-break/><text:span text:style-name="T19">out dx, al</text:span></text:p>
      <text:p text:style-name="P15"><text:span text:style-name="T19"></text:span></text:p>
      <text:p text:style-name="P15"><text:span text:style-name="T19">mov ax, data</text:span></text:p>
      <text:p text:style-name="P15"><text:span text:style-name="T19">mov ds,ax</text:span></text:p>
      <text:p text:style-name="P15"><text:span text:style-name="T19">mov ax, stack</text:span></text:p>
      <text:p text:style-name="P15"><text:span text:style-name="T19">mov ss,ax</text:span></text:p>
      <text:p text:style-name="P15"><text:span text:style-name="T19">mov sp, offset stacktop</text:span></text:p>
      <text:p text:style-name="P15"><text:span text:style-name="T19"></text:span></text:p>
      <text:p text:style-name="P15"><text:span text:style-name="T19">Abc:</text:span></text:p>
      <text:p text:style-name="P15"><text:span text:style-name="T19">mov dx,131h</text:span></text:p>
      <text:p text:style-name="P15"><text:span text:style-name="T19">mov al, 0</text:span></text:p>
      <text:p text:style-name="P15"><text:span text:style-name="T19">out dx, al</text:span></text:p>
      <text:p text:style-name="P15"><text:span text:style-name="T19">mov al, 0ffh</text:span></text:p>
      <text:p text:style-name="P15"><text:span text:style-name="T19">out dx, al</text:span></text:p>
      <text:p text:style-name="P15"><text:span text:style-name="T19">jmp abc</text:span></text:p>
      <text:p text:style-name="P15"><text:span text:style-name="T19"></text:span></text:p>
      <text:p text:style-name="P15"><text:span text:style-name="T19">code ends</text:span></text:p>
      <text:p text:style-name="P15"><text:span text:style-name="T19">end begin</text:span></text:p>
      <text:p text:style-name="P24"><text:span text:style-name="T7"/></text:p>
      <text:p text:style-name="P5"/>
      <text:p text:style-name="P5">Exercise 3:</text:p>
      <text:p text:style-name="P10"/>
      <text:p text:style-name="P20"><text:span text:style-name="T3">Experiment</text:span><text:span text:style-name="T4">:<text:tab/></text:span><text:span text:style-name="T15">The objective of this exercise is to provide the LEDs with a time delay that gives enough <text:tab/><text:tab/>time to make the transition between one state to the other. To create a delay, clock cycles <text:tab/><text:tab/>must be wasted by the processor having no impact on the output.</text:span></text:p>
      <text:p text:style-name="P16"/>
      <text:p text:style-name="P17">Results:<text:tab/><text:span text:style-name="T19">Adding to the previous experiment we created a time delay which waits before firing <text:tab/><text:tab/><text:tab/>using NOP. Code below:</text:span></text:p>
      <text:p text:style-name="P17"><text:span text:style-name="T19"/></text:p>
      <text:p text:style-name="P25"/>
      <text:p text:style-name="P15"><text:span text:style-name="T19">Assume cs:code, ds:data, ss:stack</text:span></text:p>
      <text:p text:style-name="P15"><text:span text:style-name="T19"></text:span></text:p>
      <text:p text:style-name="P15"><text:span text:style-name="T19">data segment </text:span></text:p>
      <text:p text:style-name="P15"><text:span text:style-name="T19">; All variables defined within the data segment</text:span></text:p>
      <text:p text:style-name="P15"><text:span text:style-name="T19">message db "Lab 5 Exercise 1$"</text:span></text:p>
      <text:p text:style-name="P15"><text:span text:style-name="T19">var db "w"</text:span></text:p>
      <text:p text:style-name="P15"><text:span text:style-name="T19">data ends</text:span></text:p>
      <text:p text:style-name="P15"><text:span text:style-name="T19"></text:span></text:p>
      <text:p text:style-name="P15"><text:span text:style-name="T19">stack segment <text:s/></text:span></text:p>
      <text:p text:style-name="P15"><text:span text:style-name="T19">;Stack size and the top of the stack defined in the stack segment</text:span></text:p>
      <text:p text:style-name="P15"><text:span text:style-name="T19">dw 100 dup(?)</text:span></text:p>
      <text:p text:style-name="P15"><text:span text:style-name="T19">stacktop:</text:span></text:p>
      <text:p text:style-name="P15"><text:span text:style-name="T19">stack ends</text:span></text:p>
      <text:p text:style-name="P15"><text:span text:style-name="T19"></text:span></text:p>
      <text:p text:style-name="P15"><text:span text:style-name="T19">code segment</text:span></text:p>
      <text:p text:style-name="P15"><text:span text:style-name="T19">begin:<text:tab/></text:span></text:p>
      <text:p text:style-name="P15"><text:span text:style-name="T19"></text:span></text:p>
      <text:p text:style-name="P15"><text:span text:style-name="T19">mov ax, data</text:span></text:p>
      <text:p text:style-name="P15"><text:span text:style-name="T19">mov ds,ax</text:span></text:p>
      <text:p text:style-name="P15"><text:span text:style-name="T19">mov ax, stack</text:span></text:p>
      <text:p text:style-name="P15"><text:span text:style-name="T19">mov ss,ax</text:span></text:p>
      <text:p text:style-name="P15"><text:span text:style-name="T19">mov sp, offset stacktop</text:span></text:p>
      <text:p text:style-name="P15"><text:span text:style-name="T19"></text:span></text:p>
      <text:p text:style-name="P15"><text:span text:style-name="T19">mov dx, 143h</text:span></text:p>
      <text:p text:style-name="P15"><text:span text:style-name="T19">mov al, 02h</text:span></text:p>
      <text:p text:style-name="P15"><text:span text:style-name="T19">out dx, al</text:span></text:p>
      <text:p text:style-name="P15"><text:span text:style-name="T19"></text:span></text:p>
      <text:p text:style-name="P15"><text:span text:style-name="T19">mov dx, 141h</text:span></text:p>
      <text:p text:style-name="P15"><text:span text:style-name="T19">mov al, 0ffh</text:span></text:p>
      <text:p text:style-name="P15"><text:span text:style-name="T19">out dx, al</text:span></text:p>
      <text:p text:style-name="P15"><text:span text:style-name="T19"></text:span></text:p>
      <text:p text:style-name="P15"><text:span text:style-name="T19">mov dx, 143h</text:span></text:p>
      <text:p text:style-name="P15"><text:span text:style-name="T19">mov al, 03h</text:span></text:p>
      <text:p text:style-name="P15"><text:span text:style-name="T19">out dx, al</text:span></text:p>
      <text:p text:style-name="P15"><text:span text:style-name="T19"></text:span></text:p>
      <text:p text:style-name="P15"><text:span text:style-name="T19">Abc:</text:span></text:p>
      <text:p text:style-name="P15"><text:soft-page-break/><text:span text:style-name="T19">mov dx,141h</text:span></text:p>
      <text:p text:style-name="P15"><text:span text:style-name="T19">mov al, 0</text:span></text:p>
      <text:p text:style-name="P15"><text:span text:style-name="T19">out dx, al</text:span></text:p>
      <text:p text:style-name="P15"><text:span text:style-name="T19">call delay</text:span></text:p>
      <text:p text:style-name="P15"><text:span text:style-name="T19">mov al, 0ffh</text:span></text:p>
      <text:p text:style-name="P15"><text:span text:style-name="T19">out dx, al</text:span></text:p>
      <text:p text:style-name="P15"><text:span text:style-name="T19">call delay</text:span></text:p>
      <text:p text:style-name="P15"><text:span text:style-name="T19">jmp abc</text:span></text:p>
      <text:p text:style-name="P15"><text:span text:style-name="T19"></text:span></text:p>
      <text:p text:style-name="P15"><text:span text:style-name="T19">delay:</text:span></text:p>
      <text:p text:style-name="P15"><text:span text:style-name="T19">mov cx, 0fh</text:span></text:p>
      <text:p text:style-name="P15"><text:span text:style-name="T19">outerloop:</text:span></text:p>
      <text:p text:style-name="P15"><text:span text:style-name="T19">mov bx, 0ffffh</text:span></text:p>
      <text:p text:style-name="P15"><text:span text:style-name="T19">innerloop:</text:span></text:p>
      <text:p text:style-name="P15"><text:span text:style-name="T19">nop</text:span></text:p>
      <text:p text:style-name="P15"><text:span text:style-name="T19">dec bx</text:span></text:p>
      <text:p text:style-name="P15"><text:span text:style-name="T19">jnz innerloop</text:span></text:p>
      <text:p text:style-name="P15"><text:span text:style-name="T19">dec cx</text:span></text:p>
      <text:p text:style-name="P15"><text:span text:style-name="T19">jnz outerloop</text:span></text:p>
      <text:p text:style-name="P15"><text:span text:style-name="T19">RET</text:span></text:p>
      <text:p text:style-name="P15"><text:span text:style-name="T19"></text:span></text:p>
      <text:p text:style-name="P15"><text:span text:style-name="T19"></text:span></text:p>
      <text:p text:style-name="P15"><text:span text:style-name="T19">code ends</text:span></text:p>
      <text:p text:style-name="P15"><text:span text:style-name="T19">end begin</text:span></text:p>
      <text:p text:style-name="P24"><text:span text:style-name="T7"/></text:p>
      <text:p text:style-name="P17"/>
      <text:p text:style-name="P19">Exercise 4:</text:p>
      <text:p text:style-name="P19"/>
      <text:p text:style-name="P18"><text:span text:style-name="T18">Experiment:<text:tab/></text:span><text:span text:style-name="T17">The objective of this exercise is to create the running light effect. This effect is done by <text:tab/><text:tab/><text:tab/>turning on and off the lights sequentially through an array. This will create the effect that <text:tab/><text:tab/>a single light is moving across the array of LEDs.</text:span></text:p>
      <text:p text:style-name="P19"/>
      <text:p text:style-name="P17">Results:<text:tab/><text:span text:style-name="T19">Once again adding to the previous experiment we are able to add a running light effect:</text:span></text:p>
      <text:p text:style-name="P17"><text:span text:style-name="T19"/></text:p>
      <text:p text:style-name="P25"/>
      <text:p text:style-name="P15"><text:span text:style-name="T19">Assume cs:code, ds:data, ss:stack</text:span></text:p>
      <text:p text:style-name="P15"><text:span text:style-name="T19"></text:span></text:p>
      <text:p text:style-name="P15"><text:span text:style-name="T19">data segment </text:span></text:p>
      <text:p text:style-name="P15"><text:span text:style-name="T19">; All variables defined within the data segment</text:span></text:p>
      <text:p text:style-name="P15"><text:span text:style-name="T19">message db "Lab 5 Exercise 1$"</text:span></text:p>
      <text:p text:style-name="P15"><text:span text:style-name="T19">var db "w"</text:span></text:p>
      <text:p text:style-name="P15"><text:span text:style-name="T19">data ends</text:span></text:p>
      <text:p text:style-name="P15"><text:span text:style-name="T19"></text:span></text:p>
      <text:p text:style-name="P15"><text:span text:style-name="T19">stack segment <text:s/></text:span></text:p>
      <text:p text:style-name="P15"><text:span text:style-name="T19">;Stack size and the top of the stack defined in the stack segment</text:span></text:p>
      <text:p text:style-name="P15"><text:span text:style-name="T19">dw 100 dup(?)</text:span></text:p>
      <text:p text:style-name="P15"><text:span text:style-name="T19">stacktop:</text:span></text:p>
      <text:p text:style-name="P15"><text:span text:style-name="T19">stack ends</text:span></text:p>
      <text:p text:style-name="P15"><text:span text:style-name="T19"></text:span></text:p>
      <text:p text:style-name="P15"><text:span text:style-name="T19">code segment</text:span></text:p>
      <text:p text:style-name="P15"><text:span text:style-name="T19">begin:<text:tab/></text:span></text:p>
      <text:p text:style-name="P15"><text:span text:style-name="T19"></text:span></text:p>
      <text:p text:style-name="P15"><text:span text:style-name="T19">mov ax, data</text:span></text:p>
      <text:p text:style-name="P15"><text:span text:style-name="T19">mov ds,ax</text:span></text:p>
      <text:p text:style-name="P15"><text:span text:style-name="T19">mov ax, stack</text:span></text:p>
      <text:p text:style-name="P15"><text:span text:style-name="T19">mov ss,ax</text:span></text:p>
      <text:p text:style-name="P15"><text:span text:style-name="T19">mov sp, offset stacktop</text:span></text:p>
      <text:p text:style-name="P15"><text:span text:style-name="T19"></text:span></text:p>
      <text:p text:style-name="P15"><text:span text:style-name="T19">mov dx, 143h</text:span></text:p>
      <text:p text:style-name="P15"><text:span text:style-name="T19">mov al, 02h</text:span></text:p>
      <text:p text:style-name="P15"><text:span text:style-name="T19">out dx, al</text:span></text:p>
      <text:p text:style-name="P15"><text:span text:style-name="T19"></text:span></text:p>
      <text:p text:style-name="P15"><text:span text:style-name="T19">mov dx, 141h</text:span></text:p>
      <text:p text:style-name="P15"><text:span text:style-name="T19">mov al, 0ffh</text:span></text:p>
      <text:p text:style-name="P15"><text:span text:style-name="T19">out dx, al</text:span></text:p>
      <text:p text:style-name="P15"><text:span text:style-name="T19"></text:span></text:p>
      <text:p text:style-name="P15"><text:soft-page-break/><text:span text:style-name="T19">mov dx, 143h</text:span></text:p>
      <text:p text:style-name="P15"><text:span text:style-name="T19">mov al, 03h</text:span></text:p>
      <text:p text:style-name="P15"><text:span text:style-name="T19">out dx, al</text:span></text:p>
      <text:p text:style-name="P15"><text:span text:style-name="T19"></text:span></text:p>
      <text:p text:style-name="P15"><text:span text:style-name="T19">mov al, 01111111b</text:span></text:p>
      <text:p text:style-name="P15"><text:span text:style-name="T19">mov dx, 141h</text:span></text:p>
      <text:p text:style-name="P15"><text:span text:style-name="T19">Abc:</text:span></text:p>
      <text:p text:style-name="P15"><text:span text:style-name="T19">ror al, 1</text:span></text:p>
      <text:p text:style-name="P15"><text:span text:style-name="T19">out dx, al</text:span></text:p>
      <text:p text:style-name="P15"><text:span text:style-name="T19">call delay</text:span></text:p>
      <text:p text:style-name="P15"><text:span text:style-name="T19">jmp abc</text:span></text:p>
      <text:p text:style-name="P15"><text:span text:style-name="T19"></text:span></text:p>
      <text:p text:style-name="P15"><text:span text:style-name="T19">delay:</text:span></text:p>
      <text:p text:style-name="P15"><text:span text:style-name="T19">mov cx, 0fh</text:span></text:p>
      <text:p text:style-name="P15"><text:span text:style-name="T19">outerloop:</text:span></text:p>
      <text:p text:style-name="P15"><text:span text:style-name="T19">mov bx, 0ffffh</text:span></text:p>
      <text:p text:style-name="P15"><text:span text:style-name="T19">innerloop:</text:span></text:p>
      <text:p text:style-name="P15"><text:span text:style-name="T19">nop</text:span></text:p>
      <text:p text:style-name="P15"><text:span text:style-name="T19">dec bx</text:span></text:p>
      <text:p text:style-name="P15"><text:span text:style-name="T19">jnz innerloop</text:span></text:p>
      <text:p text:style-name="P15"><text:span text:style-name="T19">dec cx</text:span></text:p>
      <text:p text:style-name="P15"><text:span text:style-name="T19">jnz outerloop</text:span></text:p>
      <text:p text:style-name="P15"><text:span text:style-name="T19">RET</text:span></text:p>
      <text:p text:style-name="P15"><text:span text:style-name="T19">code ends</text:span></text:p>
      <text:p text:style-name="P15"><text:span text:style-name="T19">end begin</text:span></text:p>
      <text:p text:style-name="P24"><text:span text:style-name="T7"/></text:p>
      <text:p text:style-name="P7"/>
      <text:p text:style-name="P6">Conclusion:</text:p>
      <text:p text:style-name="P6"/>
      <text:p text:style-name="P12"><text:span text:style-name="T12"><text:tab/></text:span><text:span text:style-name="T7">In conclusion we were able to complete the goal of this laboratory. We learned how to <text:s/>program outputs and operate LEDs based on the output. We also learned how to use NOP to create a time delay allowing us to delay the on and off functions of the LED. This was a really great lab that helped us understand the basics of I/O and assembly programm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an </meta:initial-creator>
    <meta:creation-date>2013-08-29T09:32:31</meta:creation-date>
    <dc:date>2013-10-31T13:19:32</dc:date>
    <dc:creator>Bryan </dc:creator>
    <meta:editing-duration>PT19H48M32S</meta:editing-duration>
    <meta:editing-cycles>34</meta:editing-cycles>
    <meta:generator>LibreOffice/3.6$Linux_X86_64 LibreOffice_project/360m1$Build-2</meta:generator>
    <meta:printed-by>Bryan </meta:printed-by>
    <meta:print-date>2013-09-05T09:01:08</meta:print-date>
    <meta:document-statistic meta:table-count="0" meta:image-count="0" meta:object-count="1" meta:page-count="5" meta:paragraph-count="189" meta:word-count="752" meta:character-count="4048" meta:non-whitespace-character-count="3253"/>
  </office:meta>
</office:document-meta>
</file>

<file path=Object 1/content.xml><?xml version="1.0" encoding="utf-8"?>
<math xmlns="http://www.w3.org/1998/Math/MathML">
  <semantics>
    <mrow>
      <mrow>
        <mrow>
          <mrow>
            <mi>R</mi>
            <mo stretchy="false">=</mo>
            <mfrac>
              <mrow>
                <mi>V</mi>
              </mrow>
              <mrow>
                <mi>I</mi>
              </mrow>
            </mfrac>
          </mrow>
          <mo stretchy="false">=</mo>
          <mfrac>
            <mrow>
              <mn>3.3</mn>
            </mrow>
            <mrow>
              <mrow>
                <mn>10</mn>
                <mo stretchy="false">∗</mo>
                <msup>
                  <mrow>
                    <mn>10</mn>
                  </mrow>
                  <mrow>
                    <mrow>
                      <mo stretchy="false">−</mo>
                      <mn>3</mn>
                    </mrow>
                  </mrow>
                </msup>
              </mrow>
            </mrow>
          </mfrac>
        </mrow>
        <mo stretchy="false">=</mo>
        <mn>330</mn>
      </mrow>
      <mi>Ω</mi>
    </mrow>
    <annotation encoding="StarMath 5.0">R= {V} over {I} = {3.3} over {10* {10} ^ {-3}} = 330 Ω</annotation>
  </semantics>
</math>
</file>